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fo:language="fr" fo:country="FR" officeooo:rsid="00163dbd" officeooo:paragraph-rsid="00163dbd"/>
    </style:style>
    <style:style style:name="P2" style:family="paragraph" style:parent-style-name="Text_20_body">
      <style:text-properties fo:language="fr" fo:country="FR" officeooo:rsid="00163dbd" officeooo:paragraph-rsid="00163dbd"/>
    </style:style>
    <style:style style:name="T1" style:family="text">
      <style:text-properties fo:font-weight="bold" style:font-weight-asian="bold" style:font-weight-complex="bold"/>
    </style:style>
    <style:style style:name="T2" style:family="text">
      <style:text-properties fo:font-weight="bold" officeooo:rsid="0016d728" style:font-weight-asian="bold" style:font-weight-complex="bold"/>
    </style:style>
    <style:style style:name="T3" style:family="text">
      <style:text-properties fo:font-weight="normal" officeooo:rsid="0016d728" style:font-weight-asian="normal" style:font-weight-complex="normal"/>
    </style:style>
    <style:style style:name="T4" style:family="text">
      <style:text-properties officeooo:rsid="00183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Conclusion</text:h>
      <text:p text:style-name="P2">Durant ce projet de groupe, nous avons fabriqué un produit sur la demande du club Robotronik de phelma. Chaque année, le club Robotronik participe à la coupe de France de robotique. Dans le cadre de cette coupe, les robots de deux équipes jouent simultanément sur une table de ******* <text:span text:style-name="T1">j’ai oublié les dimentions exactes</text:span> *********. La demande du club Robotronik était d’avoir un dispositif <text:span text:style-name="T4">permettant</text:span> de localiser la position du robot adverse. <text:span text:style-name="T4">Ce dispositif se doit d’être fiable et très résistant aux perturbations.</text:span></text:p>
      <text:p text:style-name="P2">Pour cela, nous disposions de trois emplacements – pour mettre une balise fixe – sur le<text:span text:style-name="T4">s</text:span> bord de la table, ainsi que d’un emplacement sur le robot adverse. Sur chacun de ces emplacement nous pouvions mettre un dispositif de notre conception. Ces dispositifs ne devaient pas excéder 8×8×16cm pour les emplacements fixes et 8×8×8 pour l’emplacement sur le robot adverse. Ces dispositifs doivent être autonomes en énergie.</text:p>
      <text:p text:style-name="P2"/>
      <text:p text:style-name="P2">Pour répondre à cette demande, après analyse des différentes solutions qui s’offrait à nous, nous avons choisi d’utiliser un système d’identification de balise par triangulation, utilisant de l’infrarouge <text:span text:style-name="T4">pour transporter les identifiants</text:span>. L’alimentation serait assurée par des piles 9V.</text:p>
      <text:p text:style-name="P2">Sur chacune des balises nous avons installé un dispositif émettant un identifiant unique. Cet identifiant est une trame de 8 bits, émis suivant le protocole RS232, avec un bit de start, un bit de stop et pas de bit de parité <text:span text:style-name="T4">à l’aide d’un microcontrôleur (un PIC)</text:span>. Les bits sont ensuite émis par des LEDs infrarouge. Les 1 logiques sont codés par <text:span text:style-name="T4">une émission en infrarouge d’</text:span>un signal carré de fréquence 38 kHz.</text:p>
      <text:p text:style-name="P2">Ensuite, ces identifiant sont reçu par un ensemble de 16 capteurs situés sur le robot adverse permettant une détection à 360 degrés. Les capteurs sont des récepteurs infrarouge conçus pour ne laisser passer que des signaux infrarouge à 38 kHz. Les trames sont ensuite analysées par un microcontrôleur (<text:span text:style-name="T4">également </text:span>un PIC). L’analyse des trames permet de connaître la position des tourelles par rapport au robot adverse. La position est déterminée par triangulation, et enfin transmise au robot du club Robotronik à l’aide d’un Xbee (utilisant le protocole zigbee).</text:p>
      <text:p text:style-name="P2"/>
      <text:p text:style-name="P2">Les balises d’émissions sont entièrement réalisées et fonctionnelles, ainsi que leur <text:span text:style-name="T4">boîtiers.</text:span> Pour la réception, la partie matérielle et le support sont entièrement réalisés et fonctionnels. Au niveau logiciel la machine à états permettant l’analyse des trames est entièrement implémentée. L’ordonnanceur commandant cette machine à état a été réalisé mais n’a pas été testé. La triangulation est implémentée, mais certains cas ne sont pas traités.**************<text:span text:style-name="T1"> </text:span><text:span text:style-name="T2">est ce qu’on doit dire qu’on a rien fait pour les Xbee à par l’achat ? </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oussu</meta:initial-creator>
    <meta:creation-date>2014-05-25T15:52:11.466968881</meta:creation-date>
    <dc:date>2014-05-25T16:16:20.890725588</dc:date>
    <dc:creator>Robin Moussu</dc:creator>
    <meta:editing-duration>PT5M8S</meta:editing-duration>
    <meta:editing-cycles>2</meta:editing-cycles>
    <meta:generator>LibreOffice/4.2.3.3$Linux_X86_64 LibreOffice_project/420m0$Build-3</meta:generator>
    <meta:document-statistic meta:table-count="0" meta:image-count="0" meta:object-count="0" meta:page-count="1" meta:paragraph-count="7" meta:word-count="431" meta:character-count="2762" meta:non-whitespace-character-count="2336"/>
  </office:meta>
</office:document-meta>
</file>